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5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5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5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5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5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5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5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5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6">
      <text:list-level-style-bullet text:level="1" text:style-name="WW_CharLFO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7">
      <text:list-level-style-bullet text:level="1" text:style-name="WW_CharLFO7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7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7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7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7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7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7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7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7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8">
      <text:list-level-style-bullet text:level="1" text:style-name="WW_CharLFO8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8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8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8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8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8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8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8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8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P24" style:parent-style-name="Titre4" style:family="paragraph">
      <style:paragraph-properties fo:text-indent="0.4916in"/>
    </style:style>
    <style:style style:name="P25" style:parent-style-name="Paragraphedeliste" style:family="paragraph">
      <style:paragraph-properties fo:margin-left="0.9833in">
        <style:tab-stops/>
      </style:paragraph-properties>
      <style:text-properties style:font-name-complex="Calibri"/>
    </style:style>
    <style:style style:name="P26" style:parent-style-name="Titre4" style:family="paragraph">
      <style:paragraph-properties fo:margin-left="0.4916in">
        <style:tab-stops/>
      </style:paragraph-properties>
    </style:style>
    <style:style style:name="P27" style:parent-style-name="Paragraphedeliste" style:family="paragraph">
      <style:paragraph-properties fo:margin-left="0.9916in">
        <style:tab-stops/>
      </style:paragraph-properties>
    </style:style>
    <style:style style:name="P28" style:parent-style-name="Paragraphedeliste" style:family="paragraph">
      <style:paragraph-properties fo:margin-left="0.9833in">
        <style:tab-stops/>
      </style:paragraph-properties>
      <style:text-properties style:font-name-complex="Calibri"/>
    </style:style>
    <style:style style:name="P29" style:parent-style-name="Titre4" style:family="paragraph">
      <style:paragraph-properties fo:margin-left="0.4916in">
        <style:tab-stops/>
      </style:paragraph-properties>
    </style:style>
    <style:style style:name="P30" style:parent-style-name="Paragraphedeliste" style:family="paragraph">
      <style:paragraph-properties fo:margin-left="0.9833in">
        <style:tab-stops/>
      </style:paragraph-properties>
      <style:text-properties style:font-name-complex="Calibri"/>
    </style:style>
    <style:style style:name="P31" style:parent-style-name="Titre4" style:family="paragraph">
      <style:paragraph-properties fo:text-indent="0.4916in"/>
    </style:style>
    <style:style style:name="P32" style:parent-style-name="Paragraphedeliste" style:family="paragraph">
      <style:paragraph-properties fo:margin-left="0.9833in">
        <style:tab-stops/>
      </style:paragraph-properties>
      <style:text-properties style:font-name-complex="Calibri"/>
    </style:style>
    <style:style style:name="P33" style:parent-style-name="Paragraphedeliste" style:family="paragraph">
      <style:paragraph-properties fo:margin-left="0.9916in">
        <style:tab-stops/>
      </style:paragraph-properties>
    </style:style>
    <style:style style:name="P34" style:parent-style-name="Paragraphedeliste" style:family="paragraph">
      <style:paragraph-properties fo:margin-left="0.9833in">
        <style:tab-stops/>
      </style:paragraph-properties>
      <style:text-properties style:font-name-complex="Calibri"/>
    </style:style>
    <style:style style:name="P35" style:parent-style-name="Titre4" style:family="paragraph">
      <style:paragraph-properties fo:margin-left="0.4916in">
        <style:tab-stops/>
      </style:paragraph-properties>
    </style:style>
    <style:style style:name="P36" style:parent-style-name="Paragraphedeliste" style:family="paragraph">
      <style:paragraph-properties fo:margin-left="0.9833in">
        <style:tab-stops/>
      </style:paragraph-properties>
      <style:text-properties style:font-name-complex="Calibri"/>
    </style:style>
    <style:style style:name="P37" style:parent-style-name="Paragraphedeliste" style:family="paragraph">
      <style:paragraph-properties fo:margin-left="0.9916in">
        <style:tab-stops/>
      </style:paragraph-properties>
    </style:style>
    <style:style style:name="P38" style:parent-style-name="Paragraphedeliste" style:family="paragraph">
      <style:paragraph-properties fo:margin-left="0.9833in">
        <style:tab-stops/>
      </style:paragraph-properties>
      <style:text-properties style:font-name-complex="Calibri"/>
    </style:style>
    <style:style style:name="P39" style:parent-style-name="Titre4" style:family="paragraph">
      <style:paragraph-properties fo:margin-left="0.4916in">
        <style:tab-stops/>
      </style:paragraph-properties>
    </style:style>
    <style:style style:name="T40" style:parent-style-name="Policepardéfaut" style:family="text">
      <style:text-properties style:font-name-asian="Roboto"/>
    </style:style>
    <style:style style:name="T41" style:parent-style-name="Policepardéfaut" style:family="text">
      <style:text-properties style:font-name-asian="Roboto"/>
    </style:style>
    <style:style style:name="P42" style:parent-style-name="Paragraphedeliste" style:family="paragraph">
      <style:paragraph-properties fo:margin-left="0.9833in">
        <style:tab-stops/>
      </style:paragraph-properties>
      <style:text-properties style:font-name-complex="Calibri"/>
    </style:style>
    <style:style style:name="P43" style:parent-style-name="Paragraphedeliste" style:family="paragraph">
      <style:paragraph-properties fo:margin-left="0.9916in">
        <style:tab-stops/>
      </style:paragraph-properties>
    </style:style>
    <style:style style:name="P44" style:parent-style-name="Paragraphedeliste" style:family="paragraph">
      <style:paragraph-properties fo:margin-left="0.9833in">
        <style:tab-stops/>
      </style:paragraph-properties>
      <style:text-properties style:font-name-complex="Calibri"/>
    </style:style>
    <style:style style:name="P45" style:parent-style-name="Paragraphedeliste" style:family="paragraph">
      <style:paragraph-properties fo:margin-left="0.9833in">
        <style:tab-stops/>
      </style:paragraph-properties>
      <style:text-properties style:font-name-complex="Calibri"/>
    </style:style>
    <style:style style:name="P46" style:parent-style-name="Titre4" style:family="paragraph">
      <style:paragraph-properties fo:margin-left="0.4916in">
        <style:tab-stops/>
      </style:paragraph-properties>
    </style:style>
    <style:style style:name="T47" style:parent-style-name="Policepardéfaut" style:family="text">
      <style:text-properties style:font-name-complex="Calibri"/>
    </style:style>
    <style:style style:name="P48" style:parent-style-name="Paragraphedeliste" style:family="paragraph">
      <style:paragraph-properties fo:margin-left="0.9833in">
        <style:tab-stops/>
      </style:paragraph-properties>
      <style:text-properties style:font-name-complex="Calibri"/>
    </style:style>
    <style:style style:name="P49" style:parent-style-name="Paragraphedeliste" style:family="paragraph">
      <style:paragraph-properties fo:margin-left="0.9916in">
        <style:tab-stops/>
      </style:paragraph-properties>
    </style:style>
    <style:style style:name="P50" style:parent-style-name="Paragraphedeliste" style:family="paragraph">
      <style:paragraph-properties fo:margin-left="0.9833in">
        <style:tab-stops/>
      </style:paragraph-properties>
      <style:text-properties style:font-name-complex="Calibri"/>
    </style:style>
    <style:style style:name="P51" style:parent-style-name="Paragraphedeliste" style:family="paragraph">
      <style:paragraph-properties fo:margin-left="0.9833in">
        <style:tab-stops/>
      </style:paragraph-properties>
      <style:text-properties style:font-name-complex="Calibri"/>
    </style:style>
    <style:style style:name="P52" style:parent-style-name="Paragraphedeliste" style:family="paragraph">
      <style:paragraph-properties fo:margin-left="0.9833in">
        <style:tab-stops/>
      </style:paragraph-properties>
      <style:text-properties style:font-name-complex="Calibri"/>
    </style:style>
    <style:style style:name="P53" style:parent-style-name="Paragraphedeliste" style:family="paragraph">
      <style:paragraph-properties fo:margin-left="0.9833in">
        <style:tab-stops/>
      </style:paragraph-properties>
    </style:style>
    <style:style style:name="P54" style:parent-style-name="Titre4" style:family="paragraph">
      <style:paragraph-properties fo:text-indent="0.4916in"/>
    </style:style>
    <style:style style:name="P55" style:parent-style-name="Paragraphedeliste" style:family="paragraph">
      <style:paragraph-properties fo:margin-left="0.9833in">
        <style:tab-stops/>
      </style:paragraph-properties>
      <style:text-properties style:font-name-complex="Calibri"/>
    </style:style>
    <style:style style:name="P56" style:parent-style-name="Paragraphedeliste" style:family="paragraph">
      <style:paragraph-properties fo:margin-left="0.9916in">
        <style:tab-stops/>
      </style:paragraph-properties>
    </style:style>
    <style:style style:name="P57" style:parent-style-name="Paragraphedeliste" style:family="paragraph">
      <style:paragraph-properties fo:margin-left="0.9916in">
        <style:tab-stops/>
      </style:paragraph-properties>
    </style:style>
    <style:style style:name="P58" style:parent-style-name="Titre4" style:family="paragraph">
      <style:paragraph-properties fo:text-indent="0.4916in"/>
    </style:style>
    <style:style style:name="T59" style:parent-style-name="Lienhypertexte" style:family="text">
      <style:text-properties style:font-name-complex="Calibri"/>
    </style:style>
    <style:style style:name="T60" style:parent-style-name="Policepardéfaut" style:family="text">
      <style:text-properties style:font-name-complex="Calibri"/>
    </style:style>
    <style:style style:name="P61" style:parent-style-name="Normal" style:family="paragraph">
      <style:paragraph-properties fo:margin-left="0.9833in">
        <style:tab-stops/>
      </style:paragraph-properties>
    </style:style>
    <style:style style:name="T62" style:parent-style-name="Policepardéfaut" style:family="text">
      <style:text-properties style:font-name-complex="Calibri"/>
    </style:style>
    <style:style style:name="T63" style:parent-style-name="Policepardéfaut" style:family="text">
      <style:text-properties style:font-name-complex="Calibri"/>
    </style:style>
    <style:style style:name="P64" style:parent-style-name="Titre4" style:family="paragraph">
      <style:paragraph-properties fo:margin-left="0.4916in">
        <style:tab-stops/>
      </style:paragraph-properties>
    </style:style>
    <style:style style:name="P65" style:parent-style-name="Paragraphedeliste" style:family="paragraph">
      <style:paragraph-properties fo:margin-left="0.9916in">
        <style:tab-stops/>
      </style:paragraph-properties>
    </style:style>
    <style:style style:name="P66" style:parent-style-name="Titre4" style:family="paragraph">
      <style:paragraph-properties fo:margin-left="0.4916in">
        <style:tab-stops/>
      </style:paragraph-properties>
    </style:style>
    <style:style style:name="P67" style:parent-style-name="Paragraphedeliste" style:family="paragraph">
      <style:paragraph-properties fo:margin-left="0.9916in">
        <style:tab-stops/>
      </style:paragraph-properties>
      <style:text-properties style:font-name-complex="Calibri"/>
    </style:style>
    <style:style style:name="P68" style:parent-style-name="Paragraphedeliste" style:family="paragraph">
      <style:paragraph-properties fo:margin-left="0.9916in">
        <style:tab-stops/>
      </style:paragraph-properties>
      <style:text-properties style:font-name-complex="Calibri"/>
    </style:style>
    <style:style style:name="P69" style:parent-style-name="Paragraphedeliste" style:family="paragraph">
      <style:paragraph-properties fo:margin-left="0.9916in">
        <style:tab-stops/>
      </style:paragraph-properties>
      <style:text-properties style:font-name-complex="Calibri"/>
    </style:style>
    <style:style style:name="P70" style:parent-style-name="Paragraphedeliste" style:family="paragraph">
      <style:paragraph-properties fo:margin-left="0.9916in">
        <style:tab-stops/>
      </style:paragraph-properties>
      <style:text-properties style:font-name-complex="Calibri"/>
    </style:style>
    <style:style style:name="P71" style:parent-style-name="Paragraphedeliste" style:family="paragraph">
      <style:paragraph-properties fo:margin-left="0.9916in">
        <style:tab-stops/>
      </style:paragraph-properties>
      <style:text-properties style:font-name-complex="Calibri"/>
    </style:style>
    <style:style style:name="P72" style:parent-style-name="Paragraphedeliste" style:family="paragraph">
      <style:paragraph-properties fo:margin-left="0.9916in">
        <style:tab-stops/>
      </style:paragraph-properties>
    </style:style>
    <style:style style:name="P73" style:parent-style-name="Normal" style:family="paragraph">
      <style:text-properties style:font-name-complex="Calibri"/>
    </style:style>
    <style:style style:name="P74" style:parent-style-name="Normal" style:family="paragraph">
      <style:text-properties style:font-name-complex="Calibri"/>
    </style:style>
    <style:style style:name="P75" style:parent-style-name="Titre4" style:family="paragraph">
      <style:paragraph-properties fo:margin-left="0.4916in">
        <style:tab-stops/>
      </style:paragraph-properties>
    </style:style>
    <style:style style:name="P76" style:parent-style-name="Titre4" style:family="paragraph">
      <style:paragraph-properties fo:margin-left="0.4916in">
        <style:tab-stops/>
      </style:paragraph-properties>
    </style:style>
    <style:style style:name="P77" style:parent-style-name="Titre4" style:family="paragraph">
      <style:paragraph-properties fo:margin-left="0.4916in">
        <style:tab-stops/>
      </style:paragraph-properties>
    </style:style>
    <style:style style:name="P78" style:parent-style-name="Titre4" style:family="paragraph">
      <style:paragraph-properties fo:margin-left="0.4916in">
        <style:tab-stops/>
      </style:paragraph-properties>
    </style:style>
    <style:style style:name="P79" style:parent-style-name="Titre4" style:family="paragraph">
      <style:paragraph-properties fo:margin-left="0.4916in">
        <style:tab-stops/>
      </style:paragraph-properties>
    </style:style>
    <style:style style:name="P80" style:parent-style-name="Titre4" style:family="paragraph">
      <style:paragraph-properties fo:margin-left="0.4916in">
        <style:tab-stops/>
      </style:paragraph-properties>
    </style:style>
    <style:style style:name="P81" style:parent-style-name="Titre4" style:family="paragraph">
      <style:paragraph-properties fo:margin-left="0.4916in">
        <style:tab-stops/>
      </style:paragraph-properties>
    </style:style>
    <style:style style:name="P82" style:parent-style-name="Titre4" style:family="paragraph">
      <style:paragraph-properties fo:margin-left="0.4916in">
        <style:tab-stops/>
      </style:paragraph-properties>
    </style:style>
    <style:style style:name="P83" style:parent-style-name="Titre4" style:family="paragraph">
      <style:paragraph-properties fo:margin-left="0.4916in">
        <style:tab-stops/>
      </style:paragraph-properties>
    </style:style>
    <style:style style:name="P84" style:parent-style-name="Titre4" style:family="paragraph">
      <style:paragraph-properties fo:margin-left="0.4916in">
        <style:tab-stops/>
      </style:paragraph-properties>
    </style:style>
    <style:style style:name="P85" style:parent-style-name="Titre4" style:family="paragraph">
      <style:paragraph-properties fo:margin-left="0.4916in">
        <style:tab-stops/>
      </style:paragraph-properties>
    </style:style>
    <style:style style:name="P86" style:parent-style-name="Titre4" style:family="paragraph">
      <style:paragraph-properties fo:margin-left="0.4916in">
        <style:tab-stops/>
      </style:paragraph-properties>
    </style:style>
    <style:style style:name="P87" style:parent-style-name="Titre4" style:family="paragraph">
      <style:paragraph-properties fo:margin-left="0.4916in">
        <style:tab-stops/>
      </style:paragraph-properties>
    </style:style>
  </office:automatic-styles>
  <office:body>
    <office:text text:use-soft-page-breaks="true">
      <text:h text:style-name="P1" text:outline-level="1">Compétences à valider</text:h>
      <text:h text:style-name="Titre2" text:outline-level="2">Gérer le patrimoine Informatique</text:h>
      <text:list text:style-name="LFO1" text:continue-numbering="true">
        <text:list-item>
          <text:p text:style-name="P2">Recenser et identifier les ressources numériques</text:p>
        </text:list-item>
        <text:list-item>
          <text:p text:style-name="P3">Exploiter des référentiels, normes et standards adoptés par le prestataire informatique</text:p>
        </text:list-item>
        <text:list-item>
          <text:p text:style-name="P4">Mettre en place et vérifier les niveaux<text:s/>d’habilitation associés à un service</text:p>
        </text:list-item>
        <text:list-item>
          <text:p text:style-name="P5">Vérifier les conditions de la continuité d’un service informatique</text:p>
        </text:list-item>
        <text:list-item>
          <text:p text:style-name="P6">Gérer des sauvegardes</text:p>
        </text:list-item>
        <text:list-item>
          <text:p text:style-name="P7">Vérifier le respect des règles d’utilisation des ressources numériques</text:p>
        </text:list-item>
      </text:list>
      <text:h text:style-name="Titre2" text:outline-level="2">Répondre aux incidents et aux demandes d’assistance et d’évolution</text:h>
      <text:list text:style-name="LFO2" text:continue-numbering="true">
        <text:list-item>
          <text:p text:style-name="P8">Collecter, suivre et orienter des demandes<text:s/></text:p>
        </text:list-item>
        <text:list-item>
          <text:p text:style-name="P9">Traiter des demandes concernant les services réseau et système, applicatifs<text:s/></text:p>
        </text:list-item>
        <text:list-item>
          <text:p text:style-name="P10">Traiter des demandes concernant les applications</text:p>
        </text:list-item>
      </text:list>
      <text:h text:style-name="Titre2" text:outline-level="2">Développer la présence en ligne de l’organisation</text:h>
      <text:list text:style-name="LFO3" text:continue-numbering="true">
        <text:list-item>
          <text:p text:style-name="P11">Participer à la valorisation<text:s/>de l’image de l’organisation sur les médias numériques en tenant compte du cadre juridique et des enjeux économiques<text:s/></text:p>
        </text:list-item>
        <text:list-item>
          <text:p text:style-name="P12">Référencer les services en ligne de l’organisation et mesurer leur visibilité.<text:s/></text:p>
        </text:list-item>
        <text:list-item>
          <text:p text:style-name="P13">Participer à l’évolution d’un site Web<text:s/>exploitant les données de l’organisation</text:p>
        </text:list-item>
      </text:list>
      <text:h text:style-name="Titre2" text:outline-level="2">Travailler en mode projet</text:h>
      <text:list text:style-name="LFO3" text:continue-numbering="true">
        <text:list-item>
          <text:p text:style-name="P14">Analyser les objectifs et les modalités d’organisation d’un projet<text:s/></text:p>
        </text:list-item>
        <text:list-item>
          <text:p text:style-name="P15">Planifier les activités<text:s/></text:p>
        </text:list-item>
        <text:list-item>
          <text:p text:style-name="P16">Évaluer les indicateurs de suivi d’un projet et analyser les écarts</text:p>
        </text:list-item>
      </text:list>
      <text:h text:style-name="Titre2" text:outline-level="2">Mettre à disposition des utilisateurs un service informatique</text:h>
      <text:list text:style-name="LFO3" text:continue-numbering="true">
        <text:list-item>
          <text:p text:style-name="P17">Réaliser les tests d’intégration et d’acceptation d’un service<text:s/></text:p>
        </text:list-item>
        <text:list-item>
          <text:p text:style-name="P18">Déployer un service<text:s/></text:p>
        </text:list-item>
        <text:list-item>
          <text:p text:style-name="P19">Accompagner les utilisateurs dans la mise en place d’un service</text:p>
        </text:list-item>
      </text:list>
      <text:h text:style-name="Titre2" text:outline-level="2">Organiser son développement professionnel</text:h>
      <text:list text:style-name="LFO3" text:continue-numbering="true">
        <text:list-item>
          <text:p text:style-name="P20">Mettre en place son environnement d’apprentissage personnel<text:s/></text:p>
        </text:list-item>
        <text:list-item>
          <text:p text:style-name="P21">Mettre en œuvre des outils et stratégies de veille informationnelle<text:s/></text:p>
        </text:list-item>
        <text:list-item>
          <text:p text:style-name="P22">Gérer son identité professionnelle<text:s/></text:p>
        </text:list-item>
        <text:list-item>
          <text:p text:style-name="P23">Développer son projet professionnel</text:p>
        </text:list-item>
      </text:list>
      <text:h text:style-name="Titre1" text:outline-level="1">PROMEO</text:h>
      <text:h text:style-name="Titre2" text:outline-level="2">1 -ère année :</text:h>
      <text:h text:style-name="Titre3" text:outline-level="3">Septembre :<text:s/></text:h>
      <text:h text:style-name="P24" text:outline-level="4">Page HTML du site Promeo-formation<text:s/>(04/09/2020)<text:s/>:</text:h>
      <text:p text:style-name="P25">- <text:s/>Développer<text:s/>la présence en ligne de l’organisation</text:p>
      <text:h text:style-name="P26" text:outline-level="4">Réalisation d’un cahier des charges de Twitch<text:s/>en anglais<text:s/>avec une équipe tout en cherchant à innover en ajoutant une fonctionnalité<text:s/>(09/09/2020<text:s/>au 20/09/2020) :</text:h>
      <text:p text:style-name="P27">- Répondre aux incidents et aux demandes d’assistance et d’évolution</text:p>
      <text:p text:style-name="P28">- <text:s/>Travailler en mode projet</text:p>
      <text:h text:style-name="P29" text:outline-level="4">Rédaction en groupe d’un cahier des charges en anglais de Aergia, logiciel de gestion de congé<text:s/>(21/09/2020<text:s/>au 23/09/2020) :</text:h>
      <text:p text:style-name="P30">- <text:s/>Travailler en mode projet</text:p>
      <text:h text:style-name="Titre3" text:outline-level="3">Octobre -<text:s/>Novembre :<text:s/></text:h>
      <text:h text:style-name="P31" text:outline-level="4">Réalisation d’un blog twitter avec BDD SQL et PHP<text:s/>(mi/10/2020<text:s/>au 19/11/2020) :</text:h>
      <text:p text:style-name="P32">- Gérer le patrimoine Informatique</text:p>
      <text:p text:style-name="P33">- Répondre aux incidents et aux demandes d’assistance et d’évolution</text:p>
      <text:p text:style-name="P34">- <text:s/>Travailler en mode projet</text:p>
      <text:h text:style-name="Titre3" text:outline-level="3">Décembre :<text:s/></text:h>
      <text:h text:style-name="P35" text:outline-level="4">Gestion chambre hôtel en PHP JS et SQL<text:s/>(11/12/2020<text:s/>au<text:s/>29/12/2020) :</text:h>
      <text:p text:style-name="P36">- Gérer le patrimoine Informatique</text:p>
      <text:p text:style-name="P37">- Répondre aux incidents et aux demandes d’assistance et d’évolution</text:p>
      <text:p text:style-name="P38">- <text:s/>Travailler en mode projet</text:p>
      <text:h text:style-name="Titre3" text:outline-level="3">Janvier :</text:h>
      <text:h text:style-name="P39" text:outline-level="4">Réalisation du cahier des charges Osix ainsi que des maquettes et un benchmark l<text:span text:style-name="T40">ogiciel de gestion de projet en cascade</text:span><text:span text:style-name="T41"><text:s/>(20/01/2021) :</text:span></text:h>
      <text:p text:style-name="P42">- Gérer le patrimoine Informatique</text:p>
      <text:p text:style-name="P43">- Répondre aux incidents et aux demandes d’assistance et d’évolution</text:p>
      <text:p text:style-name="P44">- <text:s/>Développer la présence en ligne de l’organisation</text:p>
      <text:p text:style-name="P45">- <text:s/>Travailler en mode projet</text:p>
      <text:p text:style-name="Normal"/>
      <text:h text:style-name="Titre3" text:outline-level="3">Février – Aout :</text:h>
      <text:h text:style-name="P46" text:outline-level="4"><text:span text:style-name="T47">PPE2 TheBlog<text:s/></text:span>Les objectifs principaux sont de réaliser un applicatif client léger web offrant une interface générale aux couleurs de la charte PROMEO permettant la saisie de données et l’envoi de mails sécurisés.<text:s/>(14/02/2021 au 31/08/2021) :</text:h>
      <text:p text:style-name="P48">- Gérer le patrimoine Informatique</text:p>
      <text:p text:style-name="P49">- Répondre aux incidents et aux demandes d’assistance et d’évolution</text:p>
      <text:p text:style-name="P50">- <text:s/>Développer la présence en ligne de l’organisation</text:p>
      <text:p text:style-name="P51">- <text:s/>Travailler en mode projet</text:p>
      <text:p text:style-name="P52">- Mettre à disposition des utilisateurs un service informatique</text:p>
      <text:p text:style-name="P53">- Organiser son développement professionnel (Apprentissage Frameworks)</text:p>
      <text:h text:style-name="P54" text:outline-level="4">MiniRPG en Java par terminal apprentissage de la POO<text:s/>(24/08/2021 au 31/08/2021) :</text:h>
      <text:p text:style-name="P55">- Gérer le patrimoine Informatique</text:p>
      <text:p text:style-name="P56">- Répondre aux incidents et aux demandes d’assistance et d’évolution</text:p>
      <text:p text:style-name="P57">- Organiser son développement professionnel<text:s/>(Apprentissage POO)</text:p>
      <text:h text:style-name="Titre2" text:outline-level="2">2<text:s/>-ème année :</text:h>
      <text:h text:style-name="Titre3" text:outline-level="3">Aout – Décembre :<text:s/></text:h>
      <text:h text:style-name="P58" text:outline-level="4">Mise en place du Projet CSIS (montrer les graphiques que j’ai réalisé)<text:s/>(31/08/2021) :</text:h>
      <text:p text:style-name="Paragraphedeliste"><text:a xlink:href="http://promeo-formalion.fr" office:target-frame-name="_top" xlink:show="replace"><text:span text:style-name="T59">http://promeo-formalion.fr</text:span></text:a><text:span text:style-name="T60"><text:s/></text:span></text:p>
      <text:p text:style-name="P61"><text:span text:style-name="T62">-<text:s/></text:span><text:span text:style-name="T63">Gérer le patrimoine Informatique</text:span></text:p>
      <text:p text:style-name="Normal"><text:tab/><text:tab/>-<text:s/>Répondre aux incidents et aux demandes d’assistance et d’évolution</text:p>
      <text:p text:style-name="Normal"><text:tab/><text:tab/>- Développer la présence en ligne de l’organisation</text:p>
      <text:p text:style-name="Normal"><text:tab/><text:tab/>- Travailler en mode projet</text:p>
      <text:p text:style-name="Normal"><text:tab/><text:tab/>- Mettre à disposition des utilisateurs un service informatique</text:p>
      <text:h text:style-name="Titre3" text:outline-level="3">Octobre :<text:s/></text:h>
      <text:h text:style-name="P64" text:outline-level="4">TelloDrone pilotage de drone via API avec une interface web<text:s/>(26/10/2021) :</text:h>
      <text:p text:style-name="P65">- Organiser son développement professionnel (Apprentissage<text:s/>robotique)</text:p>
      <text:h text:style-name="Titre3" text:outline-level="3">Septembre<text:s/>– Mai :<text:s/></text:h>
      <text:h text:style-name="P66" text:outline-level="4">Création, conception, rédaction et réalisation d’un solution applicative de deux projets type entreprise ainsi que leurs cahiers des charges<text:s/>(21/09/2021<text:s/>à l’épreuve) :</text:h>
      <text:p text:style-name="P67">- Gérer le patrimoine Informatique</text:p>
      <text:p text:style-name="P68">- Répondre aux incidents et aux demandes d’assistance et d’évolution</text:p>
      <text:p text:style-name="P69">- Développer la présence en ligne de l’organisation</text:p>
      <text:p text:style-name="P70">- Travailler en mode projet</text:p>
      <text:p text:style-name="P71">- Mettre à disposition des utilisateurs un service informatique</text:p>
      <text:p text:style-name="P72">- Organiser son développement professionnel (Apprentissages)</text:p>
      <text:p text:style-name="P73"/>
      <text:p text:style-name="P74"/>
      <text:h text:style-name="Titre1" text:outline-level="1">PROJETS PERSONNELS</text:h>
      <text:h text:style-name="Titre3" text:outline-level="3">Danganronpa, site de vente (Septembre à Octobre) :</text:h>
      <text:p text:style-name="Normal"><text:tab/><text:tab/>- Développer la présence en ligne de l’organisation</text:p>
      <text:p text:style-name="Normal"><text:tab/><text:tab/>- Organiser son développement professionnel (Apprentissage HTML / CSS)</text:p>
      <text:h text:style-name="Titre3" text:outline-level="3">Projet Tifias, jeux de plateforme GODOT (2020<text:s/>- 2021)<text:s/>:</text:h>
      <text:p text:style-name="Normal"><text:tab/><text:tab/>- Répondre aux incidents et aux demandes d’assistance et d’évolution</text:p>
      <text:p text:style-name="Normal"><text:tab/><text:tab/>- Travailler en mode projet</text:p>
      <text:h text:style-name="Titre1" text:outline-level="1">UTEAM<text:s/>(à faire)</text:h>
      <text:h text:style-name="Titre3" text:outline-level="3">Réalisation du projet interne Robiome et Travaux avec des étudiants réalisant leurs TX :</text:h>
      <text:h text:style-name="P75" text:outline-level="4">Travaux de benchmark et docs dans le cadre de l’agriculture automatisée</text:h>
      <text:h text:style-name="P76" text:outline-level="4">Recherche dans la mise en place d’une installation de panneaux solaires</text:h>
      <text:h text:style-name="P77" text:outline-level="4">Projet d’arrosage vertical</text:h>
      <text:h text:style-name="P78" text:outline-level="4">Sensor box (prototypage Arduino)</text:h>
      <text:h text:style-name="P79" text:outline-level="4">Configuration d’un serveur NAS et mise en production d’une Api, base<text:s/>de données, Gitlab et Nextcloud</text:h>
      <text:h text:style-name="Titre3" text:outline-level="3">Pendant les deux ans :</text:h>
      <text:h text:style-name="P80" text:outline-level="4">Réalisation au préalable de deux mois de stages (pendant 2 mois) non-rémunérés me permettant l’apprentissage de : développement micro-Controller d’Arduino</text:h>
      <text:h text:style-name="P81" text:outline-level="4">Réalisation de veille et benchmark sur des casques de réalités virtuelle et de mixed reality ainsi que de NAS, système de stockage connecté, panneaux solaires (et installation)</text:h>
      <text:h text:style-name="P82" text:outline-level="4">Réalisation de diverses documentations permettant d’installer ou utiliser certains outils (Linux, LAMP etc…)</text:h>
      <text:h text:style-name="P83" text:outline-level="4">Dans le contexte<text:s/>du covid réalisation de recherches pour le projet de Safran easyBreath</text:h>
      <text:h text:style-name="P84" text:outline-level="4">Installation d’ordinateur et configuration de l’environnement Linux ainsi que Support Informatique.</text:h>
      <text:h text:style-name="P85" text:outline-level="4">Approvisionnement / réalisation de commande du matériel pour les<text:s/>différents projets</text:h>
      <text:h text:style-name="P86" text:outline-level="4">Hébergement sur OVH d’un logiciel d’entreprise de génération d’ordre de missions (déplacement) mis à disposition des associés et salariés, avec comme objectif en cours de réalisé des demandes de congés pouvant être validés ou non par l’employeur. Génération de fichier Excel (modification d’une librairie dépréciée).</text:h>
      <text:h text:style-name="P87" text:outline-level="4">Disponibilities Schedule</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5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5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5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5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5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5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5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5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6">
      <text:list-level-style-bullet text:level="1" text:style-name="WW_CharLFO6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6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6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6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6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6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6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6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6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7">
      <text:list-level-style-bullet text:level="1" text:style-name="WW_CharLFO7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7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7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7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7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7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7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7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7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text:list-style style:name="LFO8">
      <text:list-level-style-bullet text:level="1" text:style-name="WW_CharLFO8LVL1"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Calibri"/>
      </text:list-level-style-bullet>
      <text:list-level-style-bullet text:level="2" text:style-name="WW_CharLFO8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8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8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8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8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8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8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8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erre Clément</meta:initial-creator>
    <dc:creator>Pierre Clément</dc:creator>
    <meta:creation-date>2022-03-10T12:51:00Z</meta:creation-date>
    <dc:date>2022-03-23T10:14:00Z</dc:date>
    <meta:template xlink:href="Normal" xlink:type="simple"/>
    <meta:editing-cycles>1050</meta:editing-cycles>
    <meta:editing-duration>PT22020S</meta:editing-duration>
    <meta:document-statistic meta:page-count="1" meta:paragraph-count="13" meta:word-count="1041" meta:character-count="6755" meta:row-count="47" meta:non-whitespace-character-count="5727"/>
  </office:meta>
</office:document-meta>
</file>